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usableStringReader.ini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usableString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usableStringReader.read( char [ ] c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usableStringReader.read( char [ ]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